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nsolas1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color="#00cc00" style:font-name="Consolas1" fo:font-size="22pt" style:font-size-asian="22pt" style:font-size-complex="22pt"/>
    </style:style>
    <style:style style:name="T2" style:family="text">
      <style:text-properties fo:color="#000000" style:font-name="Consolas1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00cc00" style:font-name="Consolas1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ff3333" style:font-name="Consolas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Consolas1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Consola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51.361cm" svg:height="12.465cm" svg:x="0.201cm" svg:y="0.581cm" presentation:class="subtitle" presentation:user-transformed="true">
          <draw:text-box>
            <text:p text:style-name="P1"><text:span text:style-name="T1">// Thread uselib</text:span></text:p>
            <text:p text:style-name="P1"><text:span text:style-name="T2">844 static int load_elf_library(struct file *file) <text:s text:c="33"/></text:span></text:p>
            <text:p text:style-name="P1"><text:span text:style-name="T2">845 {</text:span><text:span text:style-name="T3"> <text:s text:c="78"/></text:span></text:p>
            <text:p text:style-name="P1"><text:span text:style-name="T2">...</text:span></text:p>
            <text:p text:style-name="P1"><text:span text:style-name="T2">905 <text:s text:c="2"/>if (bss &gt; len) <text:s text:c="63"/></text:span></text:p>
            <text:p text:style-name="P1"><text:span text:style-name="T2">906 <text:s text:c="4"/>do_brk(len, bss – len); </text:span><text:span text:style-name="T4">← Needs to be locked here!</text:span></text:p>
            <text:p text:style-name="P1"><text:span text:style-name="T2">... <text:s text:c="52"/></text:span></text:p>
            <text:p text:style-name="P1"><text:span text:style-name="T5">1039 unsigned long do_brk(...){</text:span></text:p>
            <text:p text:style-name="P1"><text:span text:style-name="T5">1044 <text:s text:c="2"/>rb_node_t ** rb_link, * rb_parent;</text:span></text:p>
            <text:p text:style-name="P1"><text:span text:style-name="T5">...</text:span></text:p>
            <text:p text:style-name="P1"><text:span text:style-name="T5">1067 <text:s text:c="2"/>vma=find_vma_prepare(mm,addr,&amp;prev,&amp;rb_link,&amp;rb_parent);</text:span></text:p>
            <text:p text:style-name="P1"><text:span text:style-name="T5">...</text:span></text:p>
            <text:p text:style-name="P1"><text:span text:style-name="T5">1094 <text:s text:c="2"/>vma=kmem_cache_alloc(...); <text:s text:c="48"/></text:span></text:p>
            <text:p text:style-name="P1"><text:span text:style-name="T5">...</text:span></text:p>
            <text:p text:style-name="P1"><text:span text:style-name="T5">1108 <text:s text:c="2"/>vma_link(mm, vma, prev, rb_link, rb_parent);</text:span></text:p>
            <text:p text:style-name="P1"><text:span text:style-name="T5"/></text:p>
          </draw:text-box>
        </draw:frame>
        <draw:frame presentation:style-name="pr1" draw:text-style-name="P2" draw:layer="layout" svg:width="41.162cm" svg:height="12.179cm" svg:x="0.318cm" svg:y="10.767cm">
          <draw:text-box>
            <text:p text:style-name="P1"><text:span text:style-name="T1">// Thread mmap</text:span></text:p>
            <text:p text:style-name="P1"><text:span text:style-name="T6">394 unsigned long do_mmap_pgoff(...) <text:s text:c="21"/></text:span></text:p>
            <text:p text:style-name="P1"><text:span text:style-name="T6">396 { <text:s text:c="91"/>... <text:s text:c="32"/></text:span></text:p>
            <text:p text:style-name="P1"><text:span text:style-name="T6">402 <text:s text:c="2"/>rb_node_t ** rb_link, * rb_parent;</text:span></text:p>
            <text:p text:style-name="P1"><text:span text:style-name="T6">... <text:s text:c="78"/></text:span></text:p>
            <text:p text:style-name="P1"><text:span text:style-name="T6">491 <text:s text:c="2"/>vma = find_vma_prepare(mm,addr,&amp;prev,&amp;rb_link,&amp;rb_parent);</text:span></text:p>
            <text:p text:style-name="P1"><text:span text:style-name="T6">...</text:span></text:p>
            <text:p text:style-name="P1"><text:span text:style-name="T6">584 <text:s text:c="2"/>vma_link(mm,vma,prev,rb_link,rb_parent);</text:span></text:p>
          </draw:text-box>
        </draw:frame>
        <draw:line draw:style-name="gr1" draw:text-style-name="P3" draw:layer="layout" svg:x1="26.162cm" svg:y1="18.796cm" svg:x2="20.828cm" svg:y2="20.32cm">
          <text:p/>
        </draw:line>
        <draw:line draw:style-name="gr1" draw:text-style-name="P3" draw:layer="layout" svg:x1="20.32cm" svg:y1="20.066cm" svg:x2="14.732cm" svg:y2="10.414cm">
          <text:p/>
        </draw:line>
        <draw:line draw:style-name="gr1" draw:text-style-name="P3" draw:layer="layout" svg:x1="27.178cm" svg:y1="8.636cm" svg:x2="26.67cm" svg:y2="17.78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0D</meta:editing-duration>
    <meta:editing-cycles>6</meta:editing-cycles>
    <meta:generator>LibreOffice/4.2.8.2$Linux_X86_64 LibreOffice_project/420m0$Build-2</meta:generator>
    <dc:date>2016-02-17T04:14:24.674252072</dc:date>
    <meta:document-statistic meta:object-count="28"/>
  </office:meta>
</office:document-meta>
</file>